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1600000012051308BD6A881298F.jpg" manifest:media-type="image/jpeg"/>
  <manifest:file-entry manifest:full-path="Pictures/10000001000001F40000015E7B65DD62F95A4083.png" manifest:media-type="image/png"/>
  <manifest:file-entry manifest:full-path="Pictures/1000000100000159000000FAE616FA5F84341BBB.png" manifest:media-type="image/png"/>
  <manifest:file-entry manifest:full-path="Pictures/1000000100000119000000EFF4A0BAFBF15B13D9.png" manifest:media-type="image/png"/>
  <manifest:file-entry manifest:full-path="Pictures/1000000000000CEC000009B1613EB8FB25183FC0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7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draw:fill="none" fo:min-height="0.771cm"/>
      <style:paragraph-properties style:writing-mode="lr-tb"/>
    </style:style>
    <style:style style:name="gr9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/>
      <style:paragraph-properties style:writing-mode="lr-tb"/>
    </style:style>
    <style:style style:name="gr10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55cm" fo:min-width="5.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5cm" fo:min-width="5.1cm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1.95cm" fo:min-width="4.2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4000" draw:textarea-horizontal-align="justify" draw:textarea-vertical-align="middle" draw:auto-grow-height="false" fo:min-height="1.55cm" fo:min-width="5.1cm"/>
      <style:paragraph-properties style:writing-mode="lr-tb"/>
    </style:style>
    <style:style style:name="gr18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19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2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3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25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27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28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0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1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3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34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36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/>
      <style:paragraph-properties style:writing-mode="lr-tb"/>
    </style:style>
    <style:style style:name="gr37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8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39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0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41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3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45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46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49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0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51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52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4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  <style:paragraph-properties style:writing-mode="lr-tb"/>
    </style:style>
    <style:style style:name="gr55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6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57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58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59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/>
      <style:paragraph-properties style:writing-mode="lr-tb"/>
    </style:style>
    <style:style style:name="gr60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3.15cm" fo:min-width="5.1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3.25cm" fo:min-width="5.1cm"/>
      <style:paragraph-properties style:writing-mode="lr-tb"/>
    </style:style>
    <style:style style:name="gr63" style:family="graphic" style:parent-style-name="standard">
      <style:graphic-properties draw:fill-color="#ffbf00" draw:textarea-horizontal-align="justify" draw:textarea-vertical-align="middle" draw:auto-grow-height="false" fo:min-height="1.25cm" fo:min-width="3.7cm"/>
      <style:paragraph-properties style:writing-mode="lr-tb"/>
    </style:style>
    <style:style style:name="gr64" style:family="graphic" style:parent-style-name="standard">
      <style:graphic-properties draw:fill-color="#bf819e" draw:textarea-horizontal-align="justify" draw:textarea-vertical-align="middle" draw:auto-grow-height="false" fo:min-height="1.55cm" fo:min-width="5.1cm"/>
      <style:paragraph-properties style:writing-mode="lr-tb"/>
    </style:style>
    <style:style style:name="gr6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66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67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6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2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73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7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77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7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/>
      <style:paragraph-properties style:writing-mode="lr-tb"/>
    </style:style>
    <style:style style:name="gr79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80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  <style:paragraph-properties style:writing-mode="lr-tb"/>
    </style:style>
    <style:style style:name="gr8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/>
      <style:paragraph-properties style:writing-mode="lr-tb"/>
    </style:style>
    <style:style style:name="gr8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  <style:paragraph-properties style:writing-mode="lr-tb"/>
    </style:style>
    <style:style style:name="gr8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87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/>
      <style:paragraph-properties style:writing-mode="lr-tb"/>
    </style:style>
    <style:style style:name="gr8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draw:stroke="none" draw:fill="none" fo:min-height="0.95cm"/>
      <style:paragraph-properties style:writing-mode="lr-tb"/>
    </style:style>
    <style:style style:name="gr90" style:family="graphic" style:parent-style-name="Обычный_5f_2_5f_2_5f_1">
      <style:graphic-properties draw:stroke="none" draw:fill="none" fo:min-height="14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-color="#81d41a"/>
      <style:paragraph-properties fo:text-align="center" style:writing-mode="lr-tb"/>
    </style:style>
    <style:style style:name="P17" style:family="paragraph">
      <loext:graphic-properties draw:fill-color="#ffbf00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-color="#ff4000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style:writing-mode="lr-tb"/>
      <style:text-properties fo:font-size="15pt" style:text-underline-style="none" style:font-size-asian="15pt" style:font-size-complex="15pt"/>
    </style:style>
    <style:style style:name="P28" style:family="paragraph">
      <loext:graphic-properties draw:fill-color="#bf819e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style:paragraph-properties style:text-autospace="none"/>
    </style:style>
    <style:style style:name="P3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3" draw:layer="layout" svg:width="24.4cm" svg:height="10.524cm" svg:x="1.792cm" svg:y="8.993cm">
          <draw:text-box>
            <text:p><text:span text:style-name="T3">Байесовский 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соответствовать)</text:span></text:p>
            <text:p text:style-name="P2"><text:span text:style-name="T6"/></text:p>
            <text:p><text:span text:style-name="T6">p(x|y) - ф-ция правдоподобия класса y 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4" draw:text-style-name="P8" draw:layer="layout" svg:width="9.6cm" svg:height="1.2cm" svg:x="1cm" svg:y="6.2cm">
          <draw:text-box>
            <text:p>параметрический подход</text:p>
          </draw:text-box>
        </draw:frame>
        <draw:frame draw:style-name="gr5" draw:text-style-name="P4" draw:layer="layout" svg:width="6.655cm" svg:height="1.265cm" svg:x="11.545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0" draw:layer="layout" svg:width="8.6cm" svg:height="1.021cm" svg:x="2.514cm" svg:y="16.899cm">
          <draw:text-box>
            <text:p text:style-name="P9">смеси распределений</text:p>
          </draw:text-box>
        </draw:frame>
        <draw:frame draw:style-name="gr5" draw:text-style-name="P4" draw:layer="layout" svg:width="9.823cm" svg:height="2.85cm" svg:x="11.377cm" svg:y="16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8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5" draw:text-style-name="P4" draw:layer="layout" svg:width="13.457cm" svg:height="2.956cm" svg:x="11.2cm" svg:y="1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11" draw:layer="layout" svg:width="24.599cm" svg:height="1.363cm" svg:x="0.604cm" svg:y="2.003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" draw:text-style-name="P12" draw:layer="layout" svg:width="17.486cm" svg:height="1.021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9" draw:text-style-name="P13" draw:layer="layout" svg:width="13.8cm" svg:height="1.449cm" svg:x="7cm" svg:y="6cm">
          <draw:text-box>
            <text:p text:style-name="P2"><text:span text:style-name="T8">смеси распределений</text:span></text:p>
          </draw:text-box>
        </draw:frame>
        <draw:frame draw:style-name="gr10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4" draw:layer="layout" svg:width="2.651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1" draw:text-style-name="P14" draw:layer="layout" svg:width="19cm" svg:height="2.561cm" svg:x="1.2cm" svg:y="4cm">
          <draw:text-box>
            <text:p text:style-name="P2"><text:span text:style-name="T1">EM <text:s/>(expectation–maximization algorithm)</text:span><text:span text:style-name="T9">:</text:span></text:p>
            <text:p text:style-name="P2"><text:span text:style-name="T9"><text:s/></text:span></text:p>
            <text:p text:style-name="P2"><text:span text:style-name="T9">базовый вариант алгоритма</text:span></text:p>
          </draw:text-box>
        </draw:frame>
        <draw:custom-shape draw:style-name="gr12" draw:text-style-name="P16" xml:id="id1" draw:id="id1" draw:layer="layout" svg:width="5.6cm" svg:height="1.8cm" svg:x="11.801cm" svg:y="6.6cm">
          <text:p text:style-name="P15">инициализация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" draw:id="id2" draw:layer="layout" svg:width="5.6cm" svg:height="1.8cm" svg:x="5.201cm" svg:y="8.6cm">
          <text:p text:style-name="P15">оценка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3" draw:text-style-name="P15" xml:id="id3" draw:id="id3" draw:layer="layout" svg:width="5.6cm" svg:height="1.8cm" svg:x="5.2cm" svg:y="11.9cm">
          <text:p text:style-name="P15">коррекция</text:p>
          <text:p text:style-name="P15">параметров</text:p>
          <draw:enhanced-geometry svg:viewBox="0 0 21600 21600" draw:type="rectangle" draw:enhanced-path="M 0 0 L 21600 0 21600 21600 0 21600 0 0 Z N"/>
        </draw:custom-shape>
        <draw:custom-shape draw:style-name="gr14" draw:text-style-name="P17" xml:id="id4" draw:id="id4" draw:layer="layout" svg:width="9.4cm" svg:height="4.4cm" svg:x="12.601cm" svg:y="10.6cm">
          <text:p text:style-name="P15">изменения были </text:p>
          <text:p text:style-name="P15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8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15" draw:text-style-name="P18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15" draw:text-style-name="P18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16" draw:text-style-name="P19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17" draw:text-style-name="P20" xml:id="id5" draw:id="id5" draw:layer="layout" svg:width="5.6cm" svg:height="1.8cm" svg:x="19.601cm" svg:y="15cm">
          <text:p text:style-name="P15">конец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18" draw:text-style-name="P21" draw:layer="layout" svg:width="19.2cm" svg:height="1.282cm" svg:x="0.8cm" svg:y="3.918cm">
          <draw:text-box>
            <text:p text:style-name="P2"><text:span text:style-name="T10">EM <text:s/>(expectation–maximization algorithm)</text:span></text:p>
          </draw:text-box>
        </draw:frame>
        <draw:frame draw:style-name="gr19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0" draw:text-style-name="P22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21" draw:text-style-name="P23" draw:layer="layout" svg:width="12cm" svg:height="2.561cm" svg:x="1.4cm" svg:y="12.538cm">
          <draw:text-box>
            <text:p><text:span text:style-name="T12">i=1...m</text:span></text:p>
            <text:p><text:span text:style-name="T12">m - количество примеров X</text:span></text:p>
            <text:p><text:span text:style-name="T12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2" draw:text-style-name="P14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3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3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4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0" draw:text-style-name="P24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3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1" draw:text-style-name="P25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24" draw:text-style-name="P14" draw:layer="layout" svg:width="19.2cm" svg:height="1.282cm" svg:x="0.8cm" svg:y="3.918cm">
          <draw:text-box>
            <text:p text:style-name="P2"><text:span text:style-name="T1">EM <text:s/>(expectation–maximization algorithm)</text:span></text:p>
          </draw:text-box>
        </draw:frame>
        <draw:frame draw:style-name="gr25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5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24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6" draw:text-style-name="P24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25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7" draw:text-style-name="P25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25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8" draw:text-style-name="P24" draw:layer="layout" svg:width="16.4cm" svg:height="1.2cm" svg:x="1.8cm" svg:y="16.6cm">
          <draw:text-box>
            <text:p><text:span text:style-name="T13">условие остановки:</text:span><text:span text:style-name="T14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29" draw:text-style-name="P26" draw:layer="layout" svg:width="18.8cm" svg:height="2cm" svg:x="1.2cm" svg:y="4.2cm">
          <draw:text-box>
            <text:p text:style-name="P2"><text:span text:style-name="T10">параметрический подход</text:span><text:span text:style-name="T15">: </text:span></text:p>
            <text:p text:style-name="P2"><text:span text:style-name="T16">допустим - </text:span><text:span text:style-name="T17">p(x) </text:span><text:span text:style-name="T16">это нормальная </text:span><text:span text:style-name="T18"><text:s/>n-мерная</text:span><text:span text:style-name="T15"> плотность</text:span></text:p>
          </draw:text-box>
        </draw:frame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0" draw:text-style-name="P4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1" draw:text-style-name="P18" draw:layer="layout" svg:width="9.171cm" svg:height="7.8cm" svg:x="1.2cm" svg:y="7.4cm">
          <draw:image xlink:href="Pictures/1000000100000119000000EFF4A0BAFBF15B13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2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2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0" draw:text-style-name="P23" draw:layer="layout" svg:width="6.8cm" svg:height="1.021cm" svg:x="2cm" svg:y="14.4cm">
          <draw:text-box>
            <text:p><text:span text:style-name="T12">мат.ожидание</text:span></text:p>
          </draw:text-box>
        </draw:frame>
        <draw:frame draw:style-name="gr33" draw:text-style-name="P23" draw:layer="layout" svg:width="9.8cm" svg:height="1.125cm" svg:x="13.2cm" svg:y="14.675cm">
          <draw:text-box>
            <text:p><text:span text:style-name="T12">матрица ковариаций</text:span></text:p>
          </draw:text-box>
        </draw:frame>
        <draw:frame draw:style-name="gr34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35" draw:text-style-name="P21" draw:layer="layout" svg:width="12.2cm" svg:height="1.021cm" svg:x="0.6cm" svg:y="6.012cm">
          <draw:text-box>
            <text:p text:style-name="P2"><text:span text:style-name="T15">n-мерная гауссовская плотность</text:span></text:p>
          </draw:text-box>
        </draw:frame>
        <draw:frame draw:style-name="gr36" draw:text-style-name="P21" draw:layer="layout" svg:width="26.2cm" svg:height="2.561cm" svg:x="0.8cm" svg:y="11.6cm">
          <draw:text-box>
            <text:p text:style-name="P2"><text:span text:style-name="T15">оценки параметров для <text:s/>максимального правдоподобия <text:s/></text:span></text:p>
            <text:p text:style-name="P2"><text:span text:style-name="T15">имеют следующий вид</text:span></text:p>
            <text:p text:style-name="P2"><text:span text:style-name="T15"/></text:p>
          </draw:text-box>
        </draw:frame>
        <draw:frame draw:style-name="gr37" draw:text-style-name="P14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2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38" draw:text-style-name="P14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9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0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0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9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2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2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3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4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5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46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6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43" draw:text-style-name="P27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7" draw:text-style-name="P27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48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9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50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1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9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2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52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9" draw:text-style-name="P27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46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7" draw:text-style-name="P27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53" draw:text-style-name="P27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32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1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4" draw:text-style-name="P14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41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5" draw:text-style-name="P27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41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56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5" draw:text-style-name="P27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57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7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5" draw:text-style-name="P27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58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6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53" draw:text-style-name="P27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47" draw:text-style-name="P27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47" draw:text-style-name="P27" draw:layer="layout" svg:width="11.6cm" svg:height="1cm" svg:x="10.6cm" svg:y="18.6cm">
          <draw:text-box>
            <text:p><text:span text:style-name="T19">матрица ковариаций компоненты</text:span></text:p>
          </draw:text-box>
        </draw:frame>
        <draw:frame draw:style-name="gr32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59" draw:text-style-name="P14" draw:layer="layout" svg:width="19.2cm" svg:height="1.021cm" svg:x="1.6cm" svg:y="4cm">
          <draw:text-box>
            <text:p text:style-name="P2"><text:span text:style-name="T1">EM с последовательным добавлением компонент</text:span></text:p>
          </draw:text-box>
        </draw:frame>
        <draw:custom-shape draw:style-name="gr60" draw:text-style-name="P16" xml:id="id12" draw:id="id12" draw:layer="layout" svg:width="12.999cm" svg:height="1.8cm" svg:x="8.4cm" svg:y="5.4cm">
          <text:p text:style-name="P15">начальное количество компонент </text:p>
          <text:p text:style-name="P15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61" draw:text-style-name="P15" xml:id="id6" draw:id="id6" draw:layer="layout" svg:width="5.6cm" svg:height="3.4cm" svg:x="2.402cm" svg:y="8.9cm">
          <text:p text:style-name="P15">вычисляем </text:p>
          <text:p text:style-name="P15">значения </text:p>
          <text:p text:style-name="P15">плотности </text:p>
          <text:p text:style-name="P15">для X</text:p>
          <draw:enhanced-geometry svg:viewBox="0 0 21600 21600" draw:type="rectangle" draw:enhanced-path="M 0 0 L 21600 0 21600 21600 0 21600 0 0 Z N"/>
        </draw:custom-shape>
        <draw:custom-shape draw:style-name="gr62" draw:text-style-name="P15" xml:id="id7" draw:id="id7" draw:layer="layout" svg:width="5.6cm" svg:height="3.5cm" svg:x="2.401cm" svg:y="14.5cm">
          <text:p text:style-name="P15">выбираем</text:p>
          <text:p text:style-name="P15">точки с </text:p>
          <text:p text:style-name="P15">плотностью</text:p>
          <text:p text:style-name="P15">меньше порога</text:p>
          <draw:enhanced-geometry svg:viewBox="0 0 21600 21600" draw:type="rectangle" draw:enhanced-path="M 0 0 L 21600 0 21600 21600 0 21600 0 0 Z N"/>
        </draw:custom-shape>
        <draw:custom-shape draw:style-name="gr63" draw:text-style-name="P17" xml:id="id8" draw:id="id8" draw:layer="layout" svg:width="8.4cm" svg:height="3cm" svg:x="10.001cm" svg:y="16.1cm">
          <text:p text:style-name="P15">таких </text:p>
          <text:p text:style-name="P15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8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15" draw:text-style-name="P18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16" draw:text-style-name="P19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17" draw:text-style-name="P20" xml:id="id10" draw:id="id10" draw:layer="layout" svg:width="5.6cm" svg:height="1.8cm" svg:x="20.001cm" svg:y="14.3cm">
          <text:p text:style-name="P15">конец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64" draw:text-style-name="P28" xml:id="id9" draw:id="id9" draw:layer="layout" svg:width="5.6cm" svg:height="1.8cm" svg:x="11.201cm" svg:y="12.7cm">
          <text:p text:style-name="P15">добавляем </text:p>
          <text:p text:style-name="P15">компоненту</text:p>
          <draw:enhanced-geometry svg:viewBox="0 0 21600 21600" draw:type="rectangle" draw:enhanced-path="M 0 0 L 21600 0 21600 21600 0 21600 0 0 Z N"/>
        </draw:custom-shape>
        <draw:custom-shape draw:style-name="gr13" draw:text-style-name="P15" xml:id="id11" draw:id="id11" draw:layer="layout" svg:width="5.6cm" svg:height="1.8cm" svg:x="11.201cm" svg:y="9.7cm">
          <text:p text:style-name="P15">выполняем</text:p>
          <text:p text:style-name="P15">ЕМ базовый</text:p>
          <draw:enhanced-geometry svg:viewBox="0 0 21600 21600" draw:type="rectangle" draw:enhanced-path="M 0 0 L 21600 0 21600 21600 0 21600 0 0 Z N"/>
        </draw:custom-shape>
        <draw:connector draw:style-name="gr15" draw:text-style-name="P18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15" draw:text-style-name="P18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15" draw:text-style-name="P18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65" draw:text-style-name="P21" draw:layer="layout" svg:width="17.4cm" svg:height="1.791cm" svg:x="1cm" svg:y="4.075cm">
          <draw:text-box>
            <text:p text:style-name="P2"><text:span text:style-name="T10">EM</text:span><text:span text:style-name="T15"> последовательное добавление 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66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66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66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67" draw:text-style-name="P21" draw:layer="layout" svg:width="21.8cm" svg:height="1.725cm" svg:x="2.6cm" svg:y="6.275cm">
          <draw:text-box>
            <text:p text:style-name="P2"><text:span text:style-name="T12">начальные значения параметров первой компоненты смеси</text:span></text:p>
          </draw:text-box>
        </draw:frame>
        <draw:frame draw:style-name="gr68" draw:text-style-name="P29" draw:layer="layout" svg:width="4.4cm" svg:height="0.925cm" svg:x="3cm" svg:y="10cm">
          <draw:text-box>
            <text:p text:style-name="P2"><text:span text:style-name="T20">вес компоненты</text:span></text:p>
          </draw:text-box>
        </draw:frame>
        <draw:frame draw:style-name="gr69" draw:text-style-name="P29" draw:layer="layout" svg:width="5.4cm" svg:height="1.285cm" svg:x="8.8cm" svg:y="9.875cm">
          <draw:text-box>
            <text:p text:style-name="P2"><text:span text:style-name="T20">матрица ковариаций компоненты</text:span></text:p>
          </draw:text-box>
        </draw:frame>
        <draw:frame draw:style-name="gr70" draw:text-style-name="P29" draw:layer="layout" svg:width="5.4cm" svg:height="1.285cm" svg:x="16.2cm" svg:y="10cm">
          <draw:text-box>
            <text:p text:style-name="P2"><text:span text:style-name="T20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4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1" draw:text-style-name="P21" draw:layer="layout" svg:width="17.6cm" svg:height="1.791cm" svg:x="0.8cm" svg:y="4.075cm">
          <draw:text-box>
            <text:p text:style-name="P2"><text:span text:style-name="T10">EM</text:span><text:span text:style-name="T15"> последовательное добавление 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72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2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2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3" draw:text-style-name="P21" draw:layer="layout" svg:width="20.4cm" svg:height="1.125cm" svg:x="2.8cm" svg:y="8.232cm">
          <draw:text-box>
            <text:p text:style-name="P2"><text:span text:style-name="T12">начальные значения параметров новой компоненты смеси</text:span></text:p>
          </draw:text-box>
        </draw:frame>
        <draw:frame draw:style-name="gr74" draw:text-style-name="P29" draw:layer="layout" svg:width="4.4cm" svg:height="0.925cm" svg:x="3.2cm" svg:y="11.957cm">
          <draw:text-box>
            <text:p text:style-name="P2"><text:span text:style-name="T20">вес компоненты</text:span></text:p>
          </draw:text-box>
        </draw:frame>
        <draw:frame draw:style-name="gr75" draw:text-style-name="P29" draw:layer="layout" svg:width="5.4cm" svg:height="1.285cm" svg:x="9cm" svg:y="11.832cm">
          <draw:text-box>
            <text:p text:style-name="P2"><text:span text:style-name="T20">матрица ковариаций компоненты</text:span></text:p>
          </draw:text-box>
        </draw:frame>
        <draw:frame draw:style-name="gr76" draw:text-style-name="P29" draw:layer="layout" svg:width="5.4cm" svg:height="1.285cm" svg:x="16.4cm" svg:y="11.957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7" draw:text-style-name="P29" draw:layer="layout" svg:width="14.6cm" svg:height="0.925cm" svg:x="3.8cm" svg:y="6.493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78" draw:text-style-name="P14" draw:layer="layout" svg:width="17.4cm" svg:height="1.791cm" svg:x="1cm" svg:y="4.075cm">
          <draw:text-box>
            <text:p text:style-name="P2"><text:span text:style-name="T1">EM</text:span><text:span text:style-name="T9"> последовательное добавление компонент</text:span></text:p>
            <text:p text:style-name="P2"><text:span text:style-name="T9"><text:s text:c="5"/></text:span><text:span text:style-name="T9">(для нормальной плотности)</text:span></text:p>
          </draw:text-box>
        </draw:frame>
        <draw:frame draw:style-name="gr79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79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79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0" draw:text-style-name="P14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81" draw:text-style-name="P14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82" draw:text-style-name="P29" draw:layer="layout" svg:width="4.4cm" svg:height="0.925cm" svg:x="2.8cm" svg:y="11.8cm">
          <draw:text-box>
            <text:p text:style-name="P2"><text:span text:style-name="T20">вес компоненты</text:span></text:p>
          </draw:text-box>
        </draw:frame>
        <draw:frame draw:style-name="gr83" draw:text-style-name="P29" draw:layer="layout" svg:width="5.4cm" svg:height="1.285cm" svg:x="8.6cm" svg:y="11.675cm">
          <draw:text-box>
            <text:p text:style-name="P2"><text:span text:style-name="T20">матрица ковариаций компоненты</text:span></text:p>
          </draw:text-box>
        </draw:frame>
        <draw:frame draw:style-name="gr84" draw:text-style-name="P29" draw:layer="layout" svg:width="5.4cm" svg:height="1.285cm" svg:x="16cm" svg:y="11.8cm">
          <draw:text-box>
            <text:p text:style-name="P2"><text:span text:style-name="T20">мат.ожидание компоненты</text:span></text:p>
          </draw:text-box>
        </draw:frame>
        <draw:frame draw:style-name="gr72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72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5" draw:text-style-name="P29" draw:layer="layout" svg:width="14.6cm" svg:height="0.925cm" svg:x="3.907cm" svg:y="6.4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draw:frame draw:style-name="gr86" draw:text-style-name="P14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7" draw:text-style-name="P14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0"><text:span text:style-name="T22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8" draw:text-style-name="P18" draw:layer="layout" svg:width="9.125cm" svg:height="6.612cm" svg:x="2.2cm" svg:y="11.788cm">
          <draw:image xlink:href="Pictures/1000000100000159000000FAE616FA5F84341BBB.png" xlink:type="simple" xlink:show="embed" xlink:actuate="onLoad" draw:mime-type="image/png">
            <text:p/>
          </draw:image>
        </draw:frame>
        <draw:frame draw:style-name="gr32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3" draw:text-style-name="P11" draw:layer="layout" svg:width="24.599cm" svg:height="1.363cm" svg:x="0.609cm" svg:y="2.008cm" presentation:class="title" presentation:user-transformed="true">
          <draw:text-box>
            <text:p><text:span text:style-name="T7">Восстановление плотности</text:span></text:p>
          </draw:text-box>
        </draw:frame>
        <draw:frame draw:style-name="gr89" draw:text-style-name="P12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88" draw:text-style-name="P18" draw:layer="layout" svg:width="13.226cm" svg:height="9.258cm" svg:x="0.974cm" svg:y="9.142cm">
          <draw:image xlink:href="Pictures/10000001000001F40000015E7B65DD62F95A4083.png" xlink:type="simple" xlink:show="embed" xlink:actuate="onLoad" draw:mime-type="image/png">
            <text:p/>
          </draw:image>
        </draw:frame>
        <draw:frame draw:style-name="gr88" draw:text-style-name="P18" draw:layer="layout" svg:width="8.054cm" svg:height="6.589cm" svg:x="16.146cm" svg:y="11cm">
          <draw:image xlink:href="Pictures/10000000000001600000012051308BD6A88129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presentation:style-name="pr4" draw:text-style-name="P11" draw:layer="layout" svg:width="25.199cm" svg:height="1.763cm" svg:x="0.801cm" svg:y="1.637cm" presentation:class="title" presentation:user-transformed="true">
          <draw:text-box>
            <text:p><text:span text:style-name="T7">Восстановление плотности: <text:s/>литература</text:span></text:p>
          </draw:text-box>
        </draw:frame>
        <draw:frame draw:style-name="gr90" draw:text-style-name="P31" draw:layer="layout" svg:width="26.2cm" svg:height="14.6cm" svg:x="0.8cm" svg:y="5.2cm">
          <draw:text-box>
            <text:p><text:span text:style-name="T23">git clone </text:span><text:span text:style-name="T24">https://github.com/mechanoid5/ml_lectorium.git</text:span></text:p>
            <text:p><text:span text:style-name="T23"/></text:p>
            <text:list text:style-name="L2">
              <text:list-item>
                <text:p><text:span text:style-name="T23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23"/></text:p>
              </text:list-item>
              <text:list-item>
                <text:p><text:span text:style-name="T23">Борисов Е.С. <text:s text:c="4"/>Байесовский классификатор.</text:span></text:p>
                <text:p><text:span text:style-name="T24"><text:a xlink:href="http://mechanoid.su/ml-bayes.html" xlink:type="simple">http://mechanoid.su/ml-bayes.html</text:a></text:span></text:p>
                <text:p><text:span text:style-name="T24"/></text:p>
              </text:list-item>
              <text:list-item>
                <text:p><text:span text:style-name="T23">Борисов Е.С. <text:s text:c="3"/>Восстановление смеси плотностей распределений с помощью EM-алгоритма. <text:s/></text:span><text:span text:style-name="T24"><text:a xlink:href="http://mechanoid.su/ml-em-base.html" xlink:type="simple">http://mechanoid.su/ml-em-base.html</text:a></text:span></text:p>
                <text:p><text:span text:style-name="T23"/></text:p>
              </text:list-item>
              <text:list-item>
                <text:p><text:span text:style-name="T23">Борисов Е.С. <text:s text:c="4"/>Классификатор на основе RBF. </text:span></text:p>
                <text:p><text:span text:style-name="T24"><text:a xlink:href="http://mechanoid.su/ml-rbf.html" xlink:type="simple">http://mechanoid.su/ml-rbf.html</text:a></text:span></text:p>
                <text:p><text:span text:style-name="T24"/></text:p>
              </text:list-item>
              <text:list-item>
                <text:p text:style-name="P2"><text:span text:style-name="T25">Борисов Е.С. Детектор объектов для неподвижных камер.</text:span></text:p>
                <text:p text:style-name="P2"><text:span text:style-name="T24"><text:a xlink:href="http://mechanoid.su/cv-backgr.html" xlink:type="simple">http://mechanoid.su/cv-backgr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11T10:21:53.090917410</dc:date>
    <meta:editing-duration>P1DT2H49M</meta:editing-duration>
    <meta:editing-cycles>322</meta:editing-cycles>
    <meta:generator>LibreOffice/7.2.5.2.0$Linux_X86_64 LibreOffice_project/20$Build-2</meta:generator>
    <meta:document-statistic meta:object-count="252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